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9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1.573291178" calcext:value-type="float">
            <text:p>271,573291178</text:p>
          </table:table-cell>
          <table:table-cell office:value-type="float" office:value="251.190784462" calcext:value-type="float">
            <text:p>251,190784462</text:p>
          </table:table-cell>
          <table:table-cell office:value-type="float" office:value="234.290028176" calcext:value-type="float">
            <text:p>234,290028176</text:p>
          </table:table-cell>
          <table:table-cell office:value-type="float" office:value="240.568604018" calcext:value-type="float">
            <text:p>240,568604018</text:p>
          </table:table-cell>
          <table:table-cell office:value-type="float" office:value="243.064479604" calcext:value-type="float">
            <text:p>243,064479604</text:p>
          </table:table-cell>
          <table:table-cell office:value-type="float" office:value="253.005449898" calcext:value-type="float">
            <text:p>253,005449898</text:p>
          </table:table-cell>
          <table:table-cell office:value-type="float" office:value="248.183959751" calcext:value-type="float">
            <text:p>248,183959751</text:p>
          </table:table-cell>
          <table:table-cell office:value-type="float" office:value="253.01122923" calcext:value-type="float">
            <text:p>253,01122923</text:p>
          </table:table-cell>
          <table:table-cell office:value-type="float" office:value="243.18202674" calcext:value-type="float">
            <text:p>243,18202674</text:p>
          </table:table-cell>
          <table:table-cell office:value-type="float" office:value="256.63206642" calcext:value-type="float">
            <text:p>256,63206642</text:p>
          </table:table-cell>
          <table:table-cell/>
          <table:table-cell table:formula="of:=TRIMMEAN([.B2:.K2]; 0.2)" office:value-type="float" office:value="248.604825015375" calcext:value-type="float">
            <text:p>248,6048250154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9.393372326" calcext:value-type="float">
            <text:p>289,393372326</text:p>
          </table:table-cell>
          <table:table-cell office:value-type="float" office:value="260.072208165" calcext:value-type="float">
            <text:p>260,072208165</text:p>
          </table:table-cell>
          <table:table-cell office:value-type="float" office:value="240.444878512" calcext:value-type="float">
            <text:p>240,444878512</text:p>
          </table:table-cell>
          <table:table-cell office:value-type="float" office:value="241.915961814" calcext:value-type="float">
            <text:p>241,915961814</text:p>
          </table:table-cell>
          <table:table-cell office:value-type="float" office:value="246.036755962" calcext:value-type="float">
            <text:p>246,036755962</text:p>
          </table:table-cell>
          <table:table-cell office:value-type="float" office:value="245.277973012" calcext:value-type="float">
            <text:p>245,277973012</text:p>
          </table:table-cell>
          <table:table-cell office:value-type="float" office:value="246.601813586" calcext:value-type="float">
            <text:p>246,601813586</text:p>
          </table:table-cell>
          <table:table-cell office:value-type="float" office:value="258.439590842" calcext:value-type="float">
            <text:p>258,439590842</text:p>
          </table:table-cell>
          <table:table-cell office:value-type="float" office:value="248.839616698" calcext:value-type="float">
            <text:p>248,839616698</text:p>
          </table:table-cell>
          <table:table-cell office:value-type="float" office:value="257.299474128" calcext:value-type="float">
            <text:p>257,299474128</text:p>
          </table:table-cell>
          <table:table-cell/>
          <table:table-cell table:formula="of:=TRIMMEAN([.B3:.K3]; 0.2)" office:value-type="float" office:value="250.560424275875" calcext:value-type="float">
            <text:p>250,560424275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9.649016675" calcext:value-type="float">
            <text:p>259,649016675</text:p>
          </table:table-cell>
          <table:table-cell office:value-type="float" office:value="261.985321077" calcext:value-type="float">
            <text:p>261,985321077</text:p>
          </table:table-cell>
          <table:table-cell office:value-type="float" office:value="243.232079413" calcext:value-type="float">
            <text:p>243,232079413</text:p>
          </table:table-cell>
          <table:table-cell office:value-type="float" office:value="252.728645765" calcext:value-type="float">
            <text:p>252,728645765</text:p>
          </table:table-cell>
          <table:table-cell office:value-type="float" office:value="262.534263758" calcext:value-type="float">
            <text:p>262,534263758</text:p>
          </table:table-cell>
          <table:table-cell office:value-type="float" office:value="243.303360316" calcext:value-type="float">
            <text:p>243,303360316</text:p>
          </table:table-cell>
          <table:table-cell office:value-type="float" office:value="247.548101514" calcext:value-type="float">
            <text:p>247,548101514</text:p>
          </table:table-cell>
          <table:table-cell office:value-type="float" office:value="264.285714455" calcext:value-type="float">
            <text:p>264,285714455</text:p>
          </table:table-cell>
          <table:table-cell office:value-type="float" office:value="254.311144873" calcext:value-type="float">
            <text:p>254,311144873</text:p>
          </table:table-cell>
          <table:table-cell office:value-type="float" office:value="265.643142279" calcext:value-type="float">
            <text:p>265,643142279</text:p>
          </table:table-cell>
          <table:table-cell/>
          <table:table-cell table:formula="of:=TRIMMEAN([.B4:.K4]; 0.2)" office:value-type="float" office:value="255.793196054125" calcext:value-type="float">
            <text:p>255,793196054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3.705906518" calcext:value-type="float">
            <text:p>283,705906518</text:p>
          </table:table-cell>
          <table:table-cell office:value-type="float" office:value="270.559169334" calcext:value-type="float">
            <text:p>270,559169334</text:p>
          </table:table-cell>
          <table:table-cell office:value-type="float" office:value="246.630560445" calcext:value-type="float">
            <text:p>246,630560445</text:p>
          </table:table-cell>
          <table:table-cell office:value-type="float" office:value="256.56802991" calcext:value-type="float">
            <text:p>256,56802991</text:p>
          </table:table-cell>
          <table:table-cell office:value-type="float" office:value="264.43384207" calcext:value-type="float">
            <text:p>264,43384207</text:p>
          </table:table-cell>
          <table:table-cell office:value-type="float" office:value="246.365082092" calcext:value-type="float">
            <text:p>246,365082092</text:p>
          </table:table-cell>
          <table:table-cell office:value-type="float" office:value="256.73675803" calcext:value-type="float">
            <text:p>256,73675803</text:p>
          </table:table-cell>
          <table:table-cell office:value-type="float" office:value="267.919191777" calcext:value-type="float">
            <text:p>267,919191777</text:p>
          </table:table-cell>
          <table:table-cell office:value-type="float" office:value="252.701907177" calcext:value-type="float">
            <text:p>252,701907177</text:p>
          </table:table-cell>
          <table:table-cell office:value-type="float" office:value="269.003921156" calcext:value-type="float">
            <text:p>269,003921156</text:p>
          </table:table-cell>
          <table:table-cell/>
          <table:table-cell table:formula="of:=TRIMMEAN([.B5:.K5]; 0.2)" office:value-type="float" office:value="260.569172487375" calcext:value-type="float">
            <text:p>260,569172487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9.301048968" calcext:value-type="float">
            <text:p>289,301048968</text:p>
          </table:table-cell>
          <table:table-cell office:value-type="float" office:value="273.022472211" calcext:value-type="float">
            <text:p>273,022472211</text:p>
          </table:table-cell>
          <table:table-cell office:value-type="float" office:value="244.681444628" calcext:value-type="float">
            <text:p>244,681444628</text:p>
          </table:table-cell>
          <table:table-cell office:value-type="float" office:value="237.419590883" calcext:value-type="float">
            <text:p>237,419590883</text:p>
          </table:table-cell>
          <table:table-cell office:value-type="float" office:value="256.27418487" calcext:value-type="float">
            <text:p>256,27418487</text:p>
          </table:table-cell>
          <table:table-cell office:value-type="float" office:value="237.360375458" calcext:value-type="float">
            <text:p>237,360375458</text:p>
          </table:table-cell>
          <table:table-cell office:value-type="float" office:value="246.872996873" calcext:value-type="float">
            <text:p>246,872996873</text:p>
          </table:table-cell>
          <table:table-cell office:value-type="float" office:value="259.461405858" calcext:value-type="float">
            <text:p>259,461405858</text:p>
          </table:table-cell>
          <table:table-cell office:value-type="float" office:value="245.925739026" calcext:value-type="float">
            <text:p>245,925739026</text:p>
          </table:table-cell>
          <table:table-cell office:value-type="float" office:value="266.696967203" calcext:value-type="float">
            <text:p>266,696967203</text:p>
          </table:table-cell>
          <table:table-cell/>
          <table:table-cell table:formula="of:=TRIMMEAN([.B6:.K6]; 0.2)" office:value-type="float" office:value="253.794350194" calcext:value-type="float">
            <text:p>253,79435019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9.794198172" calcext:value-type="float">
            <text:p>269,794198172</text:p>
          </table:table-cell>
          <table:table-cell office:value-type="float" office:value="275.278330031" calcext:value-type="float">
            <text:p>275,278330031</text:p>
          </table:table-cell>
          <table:table-cell office:value-type="float" office:value="248.073682816" calcext:value-type="float">
            <text:p>248,073682816</text:p>
          </table:table-cell>
          <table:table-cell office:value-type="float" office:value="259.269753185" calcext:value-type="float">
            <text:p>259,269753185</text:p>
          </table:table-cell>
          <table:table-cell office:value-type="float" office:value="271.055829183" calcext:value-type="float">
            <text:p>271,055829183</text:p>
          </table:table-cell>
          <table:table-cell office:value-type="float" office:value="249.042173077" calcext:value-type="float">
            <text:p>249,042173077</text:p>
          </table:table-cell>
          <table:table-cell office:value-type="float" office:value="256.60638556" calcext:value-type="float">
            <text:p>256,60638556</text:p>
          </table:table-cell>
          <table:table-cell office:value-type="float" office:value="267.866871932" calcext:value-type="float">
            <text:p>267,866871932</text:p>
          </table:table-cell>
          <table:table-cell office:value-type="float" office:value="261.589822032" calcext:value-type="float">
            <text:p>261,589822032</text:p>
          </table:table-cell>
          <table:table-cell office:value-type="float" office:value="288.707104671" calcext:value-type="float">
            <text:p>288,707104671</text:p>
          </table:table-cell>
          <table:table-cell/>
          <table:table-cell table:formula="of:=TRIMMEAN([.B7:.K7]; 0.2)" office:value-type="float" office:value="263.8129203965" calcext:value-type="float">
            <text:p>263,8129203965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62.112292873" calcext:value-type="float">
            <text:p>262,112292873</text:p>
          </table:table-cell>
          <table:table-cell office:value-type="float" office:value="261.223898117" calcext:value-type="float">
            <text:p>261,223898117</text:p>
          </table:table-cell>
          <table:table-cell office:value-type="float" office:value="256.274609455" calcext:value-type="float">
            <text:p>256,274609455</text:p>
          </table:table-cell>
          <table:table-cell office:value-type="float" office:value="262.314212663" calcext:value-type="float">
            <text:p>262,314212663</text:p>
          </table:table-cell>
          <table:table-cell office:value-type="float" office:value="256.695499841" calcext:value-type="float">
            <text:p>256,695499841</text:p>
          </table:table-cell>
          <table:table-cell office:value-type="float" office:value="256.944285778" calcext:value-type="float">
            <text:p>256,944285778</text:p>
          </table:table-cell>
          <table:table-cell office:value-type="float" office:value="260.463078473" calcext:value-type="float">
            <text:p>260,463078473</text:p>
          </table:table-cell>
          <table:table-cell office:value-type="float" office:value="263.664051302" calcext:value-type="float">
            <text:p>263,664051302</text:p>
          </table:table-cell>
          <table:table-cell office:value-type="float" office:value="263.233384762" calcext:value-type="float">
            <text:p>263,233384762</text:p>
          </table:table-cell>
          <table:table-cell office:value-type="float" office:value="266.22345305" calcext:value-type="float">
            <text:p>266,22345305</text:p>
          </table:table-cell>
          <table:table-cell/>
          <table:table-cell table:formula="of:=TRIMMEAN([.B8:.K8]; 0.2)" office:value-type="float" office:value="260.831337976125" calcext:value-type="float">
            <text:p>260,831337976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3.456842712" calcext:value-type="float">
            <text:p>253,456842712</text:p>
          </table:table-cell>
          <table:table-cell office:value-type="float" office:value="279.554229259" calcext:value-type="float">
            <text:p>279,554229259</text:p>
          </table:table-cell>
          <table:table-cell office:value-type="float" office:value="248.814457958" calcext:value-type="float">
            <text:p>248,814457958</text:p>
          </table:table-cell>
          <table:table-cell office:value-type="float" office:value="243.399806886" calcext:value-type="float">
            <text:p>243,399806886</text:p>
          </table:table-cell>
          <table:table-cell office:value-type="float" office:value="257.908130064" calcext:value-type="float">
            <text:p>257,908130064</text:p>
          </table:table-cell>
          <table:table-cell office:value-type="float" office:value="250.769332521" calcext:value-type="float">
            <text:p>250,769332521</text:p>
          </table:table-cell>
          <table:table-cell office:value-type="float" office:value="259.976712167" calcext:value-type="float">
            <text:p>259,976712167</text:p>
          </table:table-cell>
          <table:table-cell office:value-type="float" office:value="290.271875376" calcext:value-type="float">
            <text:p>290,271875376</text:p>
          </table:table-cell>
          <table:table-cell office:value-type="float" office:value="259.796015942" calcext:value-type="float">
            <text:p>259,796015942</text:p>
          </table:table-cell>
          <table:table-cell office:value-type="float" office:value="270.589762943" calcext:value-type="float">
            <text:p>270,589762943</text:p>
          </table:table-cell>
          <table:table-cell/>
          <table:table-cell table:formula="of:=TRIMMEAN([.B9:.K9]; 0.2)" office:value-type="float" office:value="260.10818544575" calcext:value-type="float">
            <text:p>260,108185445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9.656363428" calcext:value-type="float">
            <text:p>259,656363428</text:p>
          </table:table-cell>
          <table:table-cell office:value-type="float" office:value="264.828209506" calcext:value-type="float">
            <text:p>264,828209506</text:p>
          </table:table-cell>
          <table:table-cell office:value-type="float" office:value="246.605690462" calcext:value-type="float">
            <text:p>246,605690462</text:p>
          </table:table-cell>
          <table:table-cell office:value-type="float" office:value="248.434094364" calcext:value-type="float">
            <text:p>248,434094364</text:p>
          </table:table-cell>
          <table:table-cell office:value-type="float" office:value="265.901743472" calcext:value-type="float">
            <text:p>265,901743472</text:p>
          </table:table-cell>
          <table:table-cell office:value-type="float" office:value="242.156094043" calcext:value-type="float">
            <text:p>242,156094043</text:p>
          </table:table-cell>
          <table:table-cell office:value-type="float" office:value="268.735917089" calcext:value-type="float">
            <text:p>268,735917089</text:p>
          </table:table-cell>
          <table:table-cell office:value-type="float" office:value="283.131099331" calcext:value-type="float">
            <text:p>283,131099331</text:p>
          </table:table-cell>
          <table:table-cell office:value-type="float" office:value="252.767658771" calcext:value-type="float">
            <text:p>252,767658771</text:p>
          </table:table-cell>
          <table:table-cell office:value-type="float" office:value="275.232812754" calcext:value-type="float">
            <text:p>275,232812754</text:p>
          </table:table-cell>
          <table:table-cell/>
          <table:table-cell table:formula="of:=TRIMMEAN([.B10:.K10]; 0.2)" office:value-type="float" office:value="260.27031123075" calcext:value-type="float">
            <text:p>260,270311230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5.525908886" calcext:value-type="float">
            <text:p>255,525908886</text:p>
          </table:table-cell>
          <table:table-cell office:value-type="float" office:value="259.454822995" calcext:value-type="float">
            <text:p>259,454822995</text:p>
          </table:table-cell>
          <table:table-cell office:value-type="float" office:value="244.924244864" calcext:value-type="float">
            <text:p>244,924244864</text:p>
          </table:table-cell>
          <table:table-cell office:value-type="float" office:value="257.736257116" calcext:value-type="float">
            <text:p>257,736257116</text:p>
          </table:table-cell>
          <table:table-cell office:value-type="float" office:value="256.450819616" calcext:value-type="float">
            <text:p>256,450819616</text:p>
          </table:table-cell>
          <table:table-cell office:value-type="float" office:value="245.916745506" calcext:value-type="float">
            <text:p>245,916745506</text:p>
          </table:table-cell>
          <table:table-cell office:value-type="float" office:value="260.51573062" calcext:value-type="float">
            <text:p>260,51573062</text:p>
          </table:table-cell>
          <table:table-cell office:value-type="float" office:value="240.671756843" calcext:value-type="float">
            <text:p>240,671756843</text:p>
          </table:table-cell>
          <table:table-cell office:value-type="float" office:value="256.236828324" calcext:value-type="float">
            <text:p>256,236828324</text:p>
          </table:table-cell>
          <table:table-cell office:value-type="float" office:value="268.444576031" calcext:value-type="float">
            <text:p>268,444576031</text:p>
          </table:table-cell>
          <table:table-cell/>
          <table:table-cell table:formula="of:=TRIMMEAN([.B11:.K11]; 0.2)" office:value-type="float" office:value="254.595169740875" calcext:value-type="float">
            <text:p>254,595169740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49.373501536" calcext:value-type="float">
            <text:p>249,373501536</text:p>
          </table:table-cell>
          <table:table-cell office:value-type="float" office:value="251.764732921" calcext:value-type="float">
            <text:p>251,764732921</text:p>
          </table:table-cell>
          <table:table-cell office:value-type="float" office:value="251.888155932" calcext:value-type="float">
            <text:p>251,888155932</text:p>
          </table:table-cell>
          <table:table-cell office:value-type="float" office:value="257.694024331" calcext:value-type="float">
            <text:p>257,694024331</text:p>
          </table:table-cell>
          <table:table-cell office:value-type="float" office:value="250.450376681" calcext:value-type="float">
            <text:p>250,450376681</text:p>
          </table:table-cell>
          <table:table-cell office:value-type="float" office:value="245.68660495" calcext:value-type="float">
            <text:p>245,68660495</text:p>
          </table:table-cell>
          <table:table-cell office:value-type="float" office:value="256.298090584" calcext:value-type="float">
            <text:p>256,298090584</text:p>
          </table:table-cell>
          <table:table-cell office:value-type="float" office:value="243.252295329" calcext:value-type="float">
            <text:p>243,252295329</text:p>
          </table:table-cell>
          <table:table-cell office:value-type="float" office:value="267.439996262" calcext:value-type="float">
            <text:p>267,439996262</text:p>
          </table:table-cell>
          <table:table-cell office:value-type="float" office:value="279.318969904" calcext:value-type="float">
            <text:p>279,318969904</text:p>
          </table:table-cell>
          <table:table-cell/>
          <table:table-cell table:formula="of:=TRIMMEAN([.B12:.K12]; 0.2)" office:value-type="float" office:value="253.824435399625" calcext:value-type="float">
            <text:p>253,824435399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3.759686018" calcext:value-type="float">
            <text:p>263,759686018</text:p>
          </table:table-cell>
          <table:table-cell office:value-type="float" office:value="246.380497675" calcext:value-type="float">
            <text:p>246,380497675</text:p>
          </table:table-cell>
          <table:table-cell office:value-type="float" office:value="246.097519276" calcext:value-type="float">
            <text:p>246,097519276</text:p>
          </table:table-cell>
          <table:table-cell office:value-type="float" office:value="261.628637296" calcext:value-type="float">
            <text:p>261,628637296</text:p>
          </table:table-cell>
          <table:table-cell office:value-type="float" office:value="264.917551246" calcext:value-type="float">
            <text:p>264,917551246</text:p>
          </table:table-cell>
          <table:table-cell office:value-type="float" office:value="245.642302848" calcext:value-type="float">
            <text:p>245,642302848</text:p>
          </table:table-cell>
          <table:table-cell office:value-type="float" office:value="256.830866492" calcext:value-type="float">
            <text:p>256,830866492</text:p>
          </table:table-cell>
          <table:table-cell office:value-type="float" office:value="252.884380785" calcext:value-type="float">
            <text:p>252,884380785</text:p>
          </table:table-cell>
          <table:table-cell office:value-type="float" office:value="271.380221246" calcext:value-type="float">
            <text:p>271,380221246</text:p>
          </table:table-cell>
          <table:table-cell office:value-type="float" office:value="253.747032832" calcext:value-type="float">
            <text:p>253,747032832</text:p>
          </table:table-cell>
          <table:table-cell/>
          <table:table-cell table:formula="of:=TRIMMEAN([.B13:.K13]; 0.2)" office:value-type="float" office:value="255.7807714525" calcext:value-type="float">
            <text:p>255,78077145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13])" office:value-type="float" office:value="3078.54509966887" calcext:value-type="float">
            <text:p>3078,5450996689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01.895997825" calcext:value-type="float">
            <text:p>301,895997825</text:p>
          </table:table-cell>
          <table:table-cell office:value-type="float" office:value="268.546817957" calcext:value-type="float">
            <text:p>268,546817957</text:p>
          </table:table-cell>
          <table:table-cell office:value-type="float" office:value="272.775050828" calcext:value-type="float">
            <text:p>272,775050828</text:p>
          </table:table-cell>
          <table:table-cell office:value-type="float" office:value="280.559695566" calcext:value-type="float">
            <text:p>280,559695566</text:p>
          </table:table-cell>
          <table:table-cell office:value-type="float" office:value="270.935965809" calcext:value-type="float">
            <text:p>270,935965809</text:p>
          </table:table-cell>
          <table:table-cell office:value-type="float" office:value="271.632633207" calcext:value-type="float">
            <text:p>271,632633207</text:p>
          </table:table-cell>
          <table:table-cell office:value-type="float" office:value="274.201322783" calcext:value-type="float">
            <text:p>274,201322783</text:p>
          </table:table-cell>
          <table:table-cell office:value-type="float" office:value="278.477977439" calcext:value-type="float">
            <text:p>278,477977439</text:p>
          </table:table-cell>
          <table:table-cell office:value-type="float" office:value="286.33409652" calcext:value-type="float">
            <text:p>286,33409652</text:p>
          </table:table-cell>
          <table:table-cell office:value-type="float" office:value="272.504729607" calcext:value-type="float">
            <text:p>272,504729607</text:p>
          </table:table-cell>
          <table:table-cell/>
          <table:table-cell table:formula="of:=TRIMMEAN([.B2:.K2]; 0.2)" office:value-type="float" office:value="275.927683969875" calcext:value-type="float">
            <text:p>275,9276839699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5.564409252" calcext:value-type="float">
            <text:p>285,564409252</text:p>
          </table:table-cell>
          <table:table-cell office:value-type="float" office:value="268.030724932" calcext:value-type="float">
            <text:p>268,030724932</text:p>
          </table:table-cell>
          <table:table-cell office:value-type="float" office:value="274.596767133" calcext:value-type="float">
            <text:p>274,596767133</text:p>
          </table:table-cell>
          <table:table-cell office:value-type="float" office:value="280.935251773" calcext:value-type="float">
            <text:p>280,935251773</text:p>
          </table:table-cell>
          <table:table-cell office:value-type="float" office:value="268.634156739" calcext:value-type="float">
            <text:p>268,634156739</text:p>
          </table:table-cell>
          <table:table-cell office:value-type="float" office:value="271.959894" calcext:value-type="float">
            <text:p>271,959894</text:p>
          </table:table-cell>
          <table:table-cell office:value-type="float" office:value="274.815928856" calcext:value-type="float">
            <text:p>274,815928856</text:p>
          </table:table-cell>
          <table:table-cell office:value-type="float" office:value="278.295981503" calcext:value-type="float">
            <text:p>278,295981503</text:p>
          </table:table-cell>
          <table:table-cell office:value-type="float" office:value="287.111959686" calcext:value-type="float">
            <text:p>287,111959686</text:p>
          </table:table-cell>
          <table:table-cell office:value-type="float" office:value="267.364915575" calcext:value-type="float">
            <text:p>267,364915575</text:p>
          </table:table-cell>
          <table:table-cell/>
          <table:table-cell table:formula="of:=TRIMMEAN([.B3:.K3]; 0.2)" office:value-type="float" office:value="275.3541392735" calcext:value-type="float">
            <text:p>275,3541392735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3.684391086" calcext:value-type="float">
            <text:p>273,684391086</text:p>
          </table:table-cell>
          <table:table-cell office:value-type="float" office:value="267.020455178" calcext:value-type="float">
            <text:p>267,020455178</text:p>
          </table:table-cell>
          <table:table-cell office:value-type="float" office:value="278.796103761" calcext:value-type="float">
            <text:p>278,796103761</text:p>
          </table:table-cell>
          <table:table-cell office:value-type="float" office:value="281.988450903" calcext:value-type="float">
            <text:p>281,988450903</text:p>
          </table:table-cell>
          <table:table-cell office:value-type="float" office:value="269.430628227" calcext:value-type="float">
            <text:p>269,430628227</text:p>
          </table:table-cell>
          <table:table-cell office:value-type="float" office:value="270.59347811" calcext:value-type="float">
            <text:p>270,59347811</text:p>
          </table:table-cell>
          <table:table-cell office:value-type="float" office:value="273.393814598" calcext:value-type="float">
            <text:p>273,393814598</text:p>
          </table:table-cell>
          <table:table-cell office:value-type="float" office:value="274.122148302" calcext:value-type="float">
            <text:p>274,122148302</text:p>
          </table:table-cell>
          <table:table-cell office:value-type="float" office:value="284.158477268" calcext:value-type="float">
            <text:p>284,158477268</text:p>
          </table:table-cell>
          <table:table-cell office:value-type="float" office:value="270.637927028" calcext:value-type="float">
            <text:p>270,637927028</text:p>
          </table:table-cell>
          <table:table-cell/>
          <table:table-cell table:formula="of:=TRIMMEAN([.B4:.K4]; 0.2)" office:value-type="float" office:value="274.080867751875" calcext:value-type="float">
            <text:p>274,0808677519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4.209576711" calcext:value-type="float">
            <text:p>274,209576711</text:p>
          </table:table-cell>
          <table:table-cell office:value-type="float" office:value="275.699056143" calcext:value-type="float">
            <text:p>275,699056143</text:p>
          </table:table-cell>
          <table:table-cell office:value-type="float" office:value="282.518512716" calcext:value-type="float">
            <text:p>282,518512716</text:p>
          </table:table-cell>
          <table:table-cell office:value-type="float" office:value="284.215118214" calcext:value-type="float">
            <text:p>284,215118214</text:p>
          </table:table-cell>
          <table:table-cell office:value-type="float" office:value="282.944307854" calcext:value-type="float">
            <text:p>282,944307854</text:p>
          </table:table-cell>
          <table:table-cell office:value-type="float" office:value="279.348295514" calcext:value-type="float">
            <text:p>279,348295514</text:p>
          </table:table-cell>
          <table:table-cell office:value-type="float" office:value="283.876090399" calcext:value-type="float">
            <text:p>283,876090399</text:p>
          </table:table-cell>
          <table:table-cell office:value-type="float" office:value="283.738779274" calcext:value-type="float">
            <text:p>283,738779274</text:p>
          </table:table-cell>
          <table:table-cell office:value-type="float" office:value="297.248275869" calcext:value-type="float">
            <text:p>297,248275869</text:p>
          </table:table-cell>
          <table:table-cell office:value-type="float" office:value="280.245909889" calcext:value-type="float">
            <text:p>280,245909889</text:p>
          </table:table-cell>
          <table:table-cell/>
          <table:table-cell table:formula="of:=TRIMMEAN([.B5:.K5]; 0.2)" office:value-type="float" office:value="281.573258750375" calcext:value-type="float">
            <text:p>281,573258750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1.668533009" calcext:value-type="float">
            <text:p>271,668533009</text:p>
          </table:table-cell>
          <table:table-cell office:value-type="float" office:value="283.046251614" calcext:value-type="float">
            <text:p>283,046251614</text:p>
          </table:table-cell>
          <table:table-cell office:value-type="float" office:value="279.836369613" calcext:value-type="float">
            <text:p>279,836369613</text:p>
          </table:table-cell>
          <table:table-cell office:value-type="float" office:value="293.203355353" calcext:value-type="float">
            <text:p>293,203355353</text:p>
          </table:table-cell>
          <table:table-cell office:value-type="float" office:value="283.111130574" calcext:value-type="float">
            <text:p>283,111130574</text:p>
          </table:table-cell>
          <table:table-cell office:value-type="float" office:value="284.242582499" calcext:value-type="float">
            <text:p>284,242582499</text:p>
          </table:table-cell>
          <table:table-cell office:value-type="float" office:value="284.188787358" calcext:value-type="float">
            <text:p>284,188787358</text:p>
          </table:table-cell>
          <table:table-cell office:value-type="float" office:value="290.910451135" calcext:value-type="float">
            <text:p>290,910451135</text:p>
          </table:table-cell>
          <table:table-cell office:value-type="float" office:value="298.813991696" calcext:value-type="float">
            <text:p>298,813991696</text:p>
          </table:table-cell>
          <table:table-cell office:value-type="float" office:value="283.860854949" calcext:value-type="float">
            <text:p>283,860854949</text:p>
          </table:table-cell>
          <table:table-cell/>
          <table:table-cell table:formula="of:=TRIMMEAN([.B6:.K6]; 0.2)" office:value-type="float" office:value="285.299972886875" calcext:value-type="float">
            <text:p>285,299972886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8.40779891" calcext:value-type="float">
            <text:p>268,40779891</text:p>
          </table:table-cell>
          <table:table-cell office:value-type="float" office:value="265.305609379" calcext:value-type="float">
            <text:p>265,305609379</text:p>
          </table:table-cell>
          <table:table-cell office:value-type="float" office:value="272.662727421" calcext:value-type="float">
            <text:p>272,662727421</text:p>
          </table:table-cell>
          <table:table-cell office:value-type="float" office:value="283.096895469" calcext:value-type="float">
            <text:p>283,096895469</text:p>
          </table:table-cell>
          <table:table-cell office:value-type="float" office:value="268.560059915" calcext:value-type="float">
            <text:p>268,560059915</text:p>
          </table:table-cell>
          <table:table-cell office:value-type="float" office:value="266.792996822" calcext:value-type="float">
            <text:p>266,792996822</text:p>
          </table:table-cell>
          <table:table-cell office:value-type="float" office:value="272.268602502" calcext:value-type="float">
            <text:p>272,268602502</text:p>
          </table:table-cell>
          <table:table-cell office:value-type="float" office:value="280.19299303" calcext:value-type="float">
            <text:p>280,19299303</text:p>
          </table:table-cell>
          <table:table-cell office:value-type="float" office:value="279.043267878" calcext:value-type="float">
            <text:p>279,043267878</text:p>
          </table:table-cell>
          <table:table-cell office:value-type="float" office:value="267.896207969" calcext:value-type="float">
            <text:p>267,896207969</text:p>
          </table:table-cell>
          <table:table-cell/>
          <table:table-cell table:formula="of:=TRIMMEAN([.B7:.K7]; 0.2)" office:value-type="float" office:value="271.978081805875" calcext:value-type="float">
            <text:p>271,978081805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0.861367902" calcext:value-type="float">
            <text:p>270,861367902</text:p>
          </table:table-cell>
          <table:table-cell office:value-type="float" office:value="268.626269274" calcext:value-type="float">
            <text:p>268,626269274</text:p>
          </table:table-cell>
          <table:table-cell office:value-type="float" office:value="275.242483904" calcext:value-type="float">
            <text:p>275,242483904</text:p>
          </table:table-cell>
          <table:table-cell office:value-type="float" office:value="285.622112175" calcext:value-type="float">
            <text:p>285,622112175</text:p>
          </table:table-cell>
          <table:table-cell office:value-type="float" office:value="268.085580297" calcext:value-type="float">
            <text:p>268,085580297</text:p>
          </table:table-cell>
          <table:table-cell office:value-type="float" office:value="271.097690859" calcext:value-type="float">
            <text:p>271,097690859</text:p>
          </table:table-cell>
          <table:table-cell office:value-type="float" office:value="276.679690051" calcext:value-type="float">
            <text:p>276,679690051</text:p>
          </table:table-cell>
          <table:table-cell office:value-type="float" office:value="281.581979331" calcext:value-type="float">
            <text:p>281,581979331</text:p>
          </table:table-cell>
          <table:table-cell office:value-type="float" office:value="270.754210418" calcext:value-type="float">
            <text:p>270,754210418</text:p>
          </table:table-cell>
          <table:table-cell office:value-type="float" office:value="277.080477099" calcext:value-type="float">
            <text:p>277,080477099</text:p>
          </table:table-cell>
          <table:table-cell/>
          <table:table-cell table:formula="of:=TRIMMEAN([.B8:.K8]; 0.2)" office:value-type="float" office:value="273.99052110475" calcext:value-type="float">
            <text:p>273,9905211048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86.162857954" calcext:value-type="float">
            <text:p>286,162857954</text:p>
          </table:table-cell>
          <table:table-cell office:value-type="float" office:value="284.622197466" calcext:value-type="float">
            <text:p>284,622197466</text:p>
          </table:table-cell>
          <table:table-cell office:value-type="float" office:value="292.61545328" calcext:value-type="float">
            <text:p>292,61545328</text:p>
          </table:table-cell>
          <table:table-cell office:value-type="float" office:value="292.135262686" calcext:value-type="float">
            <text:p>292,135262686</text:p>
          </table:table-cell>
          <table:table-cell office:value-type="float" office:value="285.749879063" calcext:value-type="float">
            <text:p>285,749879063</text:p>
          </table:table-cell>
          <table:table-cell office:value-type="float" office:value="288.31353465" calcext:value-type="float">
            <text:p>288,31353465</text:p>
          </table:table-cell>
          <table:table-cell office:value-type="float" office:value="295.432277067" calcext:value-type="float">
            <text:p>295,432277067</text:p>
          </table:table-cell>
          <table:table-cell office:value-type="float" office:value="292.146127469" calcext:value-type="float">
            <text:p>292,146127469</text:p>
          </table:table-cell>
          <table:table-cell office:value-type="float" office:value="281.062614455" calcext:value-type="float">
            <text:p>281,062614455</text:p>
          </table:table-cell>
          <table:table-cell office:value-type="float" office:value="290.866418518" calcext:value-type="float">
            <text:p>290,866418518</text:p>
          </table:table-cell>
          <table:table-cell/>
          <table:table-cell table:formula="of:=TRIMMEAN([.B9:.K9]; 0.2)" office:value-type="float" office:value="289.07646638575" calcext:value-type="float">
            <text:p>289,076466385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5.904891728" calcext:value-type="float">
            <text:p>275,904891728</text:p>
          </table:table-cell>
          <table:table-cell office:value-type="float" office:value="276.749343772" calcext:value-type="float">
            <text:p>276,749343772</text:p>
          </table:table-cell>
          <table:table-cell office:value-type="float" office:value="276.65308067" calcext:value-type="float">
            <text:p>276,65308067</text:p>
          </table:table-cell>
          <table:table-cell office:value-type="float" office:value="270.315119665" calcext:value-type="float">
            <text:p>270,315119665</text:p>
          </table:table-cell>
          <table:table-cell office:value-type="float" office:value="270.746932321" calcext:value-type="float">
            <text:p>270,746932321</text:p>
          </table:table-cell>
          <table:table-cell office:value-type="float" office:value="271.161295306" calcext:value-type="float">
            <text:p>271,161295306</text:p>
          </table:table-cell>
          <table:table-cell office:value-type="float" office:value="277.458048842" calcext:value-type="float">
            <text:p>277,458048842</text:p>
          </table:table-cell>
          <table:table-cell office:value-type="float" office:value="278.779340269" calcext:value-type="float">
            <text:p>278,779340269</text:p>
          </table:table-cell>
          <table:table-cell office:value-type="float" office:value="268.560417366" calcext:value-type="float">
            <text:p>268,560417366</text:p>
          </table:table-cell>
          <table:table-cell office:value-type="float" office:value="285.990599475" calcext:value-type="float">
            <text:p>285,990599475</text:p>
          </table:table-cell>
          <table:table-cell/>
          <table:table-cell table:formula="of:=TRIMMEAN([.B10:.K10]; 0.2)" office:value-type="float" office:value="274.721006571625" calcext:value-type="float">
            <text:p>274,721006571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2.270759494" calcext:value-type="float">
            <text:p>262,270759494</text:p>
          </table:table-cell>
          <table:table-cell office:value-type="float" office:value="261.607713582" calcext:value-type="float">
            <text:p>261,607713582</text:p>
          </table:table-cell>
          <table:table-cell office:value-type="float" office:value="278.330219533" calcext:value-type="float">
            <text:p>278,330219533</text:p>
          </table:table-cell>
          <table:table-cell office:value-type="float" office:value="260.825805163" calcext:value-type="float">
            <text:p>260,825805163</text:p>
          </table:table-cell>
          <table:table-cell office:value-type="float" office:value="264.714154563" calcext:value-type="float">
            <text:p>264,714154563</text:p>
          </table:table-cell>
          <table:table-cell office:value-type="float" office:value="259.982361317" calcext:value-type="float">
            <text:p>259,982361317</text:p>
          </table:table-cell>
          <table:table-cell office:value-type="float" office:value="271.261834698" calcext:value-type="float">
            <text:p>271,261834698</text:p>
          </table:table-cell>
          <table:table-cell office:value-type="float" office:value="277.544619223" calcext:value-type="float">
            <text:p>277,544619223</text:p>
          </table:table-cell>
          <table:table-cell office:value-type="float" office:value="264.151618407" calcext:value-type="float">
            <text:p>264,151618407</text:p>
          </table:table-cell>
          <table:table-cell office:value-type="float" office:value="279.779340459" calcext:value-type="float">
            <text:p>279,779340459</text:p>
          </table:table-cell>
          <table:table-cell/>
          <table:table-cell table:formula="of:=TRIMMEAN([.B11:.K11]; 0.2)" office:value-type="float" office:value="267.588340582875" calcext:value-type="float">
            <text:p>267,588340582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3.389921289" calcext:value-type="float">
            <text:p>263,389921289</text:p>
          </table:table-cell>
          <table:table-cell office:value-type="float" office:value="268.870049776" calcext:value-type="float">
            <text:p>268,870049776</text:p>
          </table:table-cell>
          <table:table-cell office:value-type="float" office:value="277.955932636" calcext:value-type="float">
            <text:p>277,955932636</text:p>
          </table:table-cell>
          <table:table-cell office:value-type="float" office:value="261.996996066" calcext:value-type="float">
            <text:p>261,996996066</text:p>
          </table:table-cell>
          <table:table-cell office:value-type="float" office:value="261.196999646" calcext:value-type="float">
            <text:p>261,196999646</text:p>
          </table:table-cell>
          <table:table-cell office:value-type="float" office:value="268.424437743" calcext:value-type="float">
            <text:p>268,424437743</text:p>
          </table:table-cell>
          <table:table-cell office:value-type="float" office:value="276.461311802" calcext:value-type="float">
            <text:p>276,461311802</text:p>
          </table:table-cell>
          <table:table-cell office:value-type="float" office:value="281.945566192" calcext:value-type="float">
            <text:p>281,945566192</text:p>
          </table:table-cell>
          <table:table-cell office:value-type="float" office:value="267.157898968" calcext:value-type="float">
            <text:p>267,157898968</text:p>
          </table:table-cell>
          <table:table-cell office:value-type="float" office:value="285.046198124" calcext:value-type="float">
            <text:p>285,046198124</text:p>
          </table:table-cell>
          <table:table-cell/>
          <table:table-cell table:formula="of:=TRIMMEAN([.B12:.K12]; 0.2)" office:value-type="float" office:value="270.775264309" calcext:value-type="float">
            <text:p>270,77526430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73.582041497" calcext:value-type="float">
            <text:p>273,582041497</text:p>
          </table:table-cell>
          <table:table-cell office:value-type="float" office:value="291.141821073" calcext:value-type="float">
            <text:p>291,141821073</text:p>
          </table:table-cell>
          <table:table-cell office:value-type="float" office:value="294.136246783" calcext:value-type="float">
            <text:p>294,136246783</text:p>
          </table:table-cell>
          <table:table-cell office:value-type="float" office:value="277.245080361" calcext:value-type="float">
            <text:p>277,245080361</text:p>
          </table:table-cell>
          <table:table-cell office:value-type="float" office:value="276.542920154" calcext:value-type="float">
            <text:p>276,542920154</text:p>
          </table:table-cell>
          <table:table-cell office:value-type="float" office:value="281.864453287" calcext:value-type="float">
            <text:p>281,864453287</text:p>
          </table:table-cell>
          <table:table-cell office:value-type="float" office:value="291.291972439" calcext:value-type="float">
            <text:p>291,291972439</text:p>
          </table:table-cell>
          <table:table-cell office:value-type="float" office:value="296.990415264" calcext:value-type="float">
            <text:p>296,990415264</text:p>
          </table:table-cell>
          <table:table-cell office:value-type="float" office:value="278.375166843" calcext:value-type="float">
            <text:p>278,375166843</text:p>
          </table:table-cell>
          <table:table-cell office:value-type="float" office:value="283.83581213" calcext:value-type="float">
            <text:p>283,83581213</text:p>
          </table:table-cell>
          <table:table-cell/>
          <table:table-cell table:formula="of:=TRIMMEAN([.B13:.K13]; 0.2)" office:value-type="float" office:value="284.30418413375" calcext:value-type="float">
            <text:p>284,30418413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13])" office:value-type="float" office:value="3324.66978752612" calcext:value-type="float">
            <text:p>3324,6697875261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2.352140776" calcext:value-type="float">
            <text:p>282,352140776</text:p>
          </table:table-cell>
          <table:table-cell office:value-type="float" office:value="277.644831785" calcext:value-type="float">
            <text:p>277,644831785</text:p>
          </table:table-cell>
          <table:table-cell office:value-type="float" office:value="275.603935562" calcext:value-type="float">
            <text:p>275,603935562</text:p>
          </table:table-cell>
          <table:table-cell office:value-type="float" office:value="272.928685101" calcext:value-type="float">
            <text:p>272,928685101</text:p>
          </table:table-cell>
          <table:table-cell office:value-type="float" office:value="274.59858269" calcext:value-type="float">
            <text:p>274,59858269</text:p>
          </table:table-cell>
          <table:table-cell office:value-type="float" office:value="272.339705131" calcext:value-type="float">
            <text:p>272,339705131</text:p>
          </table:table-cell>
          <table:table-cell office:value-type="float" office:value="274.685026133" calcext:value-type="float">
            <text:p>274,685026133</text:p>
          </table:table-cell>
          <table:table-cell office:value-type="float" office:value="274.384403696" calcext:value-type="float">
            <text:p>274,384403696</text:p>
          </table:table-cell>
          <table:table-cell office:value-type="float" office:value="274.525366582" calcext:value-type="float">
            <text:p>274,525366582</text:p>
          </table:table-cell>
          <table:table-cell office:value-type="float" office:value="275.353995633" calcext:value-type="float">
            <text:p>275,353995633</text:p>
          </table:table-cell>
          <table:table-cell/>
          <table:table-cell table:formula="of:=TRIMMEAN([.B2:.K2]; 0.2)" office:value-type="float" office:value="274.96560339775" calcext:value-type="float">
            <text:p>274,96560339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3.798805125" calcext:value-type="float">
            <text:p>273,798805125</text:p>
          </table:table-cell>
          <table:table-cell office:value-type="float" office:value="273.42340966" calcext:value-type="float">
            <text:p>273,42340966</text:p>
          </table:table-cell>
          <table:table-cell office:value-type="float" office:value="271.571913834" calcext:value-type="float">
            <text:p>271,571913834</text:p>
          </table:table-cell>
          <table:table-cell office:value-type="float" office:value="270.862301193" calcext:value-type="float">
            <text:p>270,862301193</text:p>
          </table:table-cell>
          <table:table-cell office:value-type="float" office:value="270.200656209" calcext:value-type="float">
            <text:p>270,200656209</text:p>
          </table:table-cell>
          <table:table-cell office:value-type="float" office:value="273.796418785" calcext:value-type="float">
            <text:p>273,796418785</text:p>
          </table:table-cell>
          <table:table-cell office:value-type="float" office:value="271.76022894" calcext:value-type="float">
            <text:p>271,76022894</text:p>
          </table:table-cell>
          <table:table-cell office:value-type="float" office:value="271.98491092" calcext:value-type="float">
            <text:p>271,98491092</text:p>
          </table:table-cell>
          <table:table-cell office:value-type="float" office:value="273.274436733" calcext:value-type="float">
            <text:p>273,274436733</text:p>
          </table:table-cell>
          <table:table-cell office:value-type="float" office:value="277.80997501" calcext:value-type="float">
            <text:p>277,80997501</text:p>
          </table:table-cell>
          <table:table-cell/>
          <table:table-cell table:formula="of:=TRIMMEAN([.B3:.K3]; 0.2)" office:value-type="float" office:value="272.55905314875" calcext:value-type="float">
            <text:p>272,559053148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963840291" calcext:value-type="float">
            <text:p>271,963840291</text:p>
          </table:table-cell>
          <table:table-cell office:value-type="float" office:value="275.365228585" calcext:value-type="float">
            <text:p>275,365228585</text:p>
          </table:table-cell>
          <table:table-cell office:value-type="float" office:value="271.779904347" calcext:value-type="float">
            <text:p>271,779904347</text:p>
          </table:table-cell>
          <table:table-cell office:value-type="float" office:value="272.001365839" calcext:value-type="float">
            <text:p>272,001365839</text:p>
          </table:table-cell>
          <table:table-cell office:value-type="float" office:value="271.167093223" calcext:value-type="float">
            <text:p>271,167093223</text:p>
          </table:table-cell>
          <table:table-cell office:value-type="float" office:value="272.752613705" calcext:value-type="float">
            <text:p>272,752613705</text:p>
          </table:table-cell>
          <table:table-cell office:value-type="float" office:value="270.72297678" calcext:value-type="float">
            <text:p>270,72297678</text:p>
          </table:table-cell>
          <table:table-cell office:value-type="float" office:value="273.153253092" calcext:value-type="float">
            <text:p>273,153253092</text:p>
          </table:table-cell>
          <table:table-cell office:value-type="float" office:value="273.488926089" calcext:value-type="float">
            <text:p>273,488926089</text:p>
          </table:table-cell>
          <table:table-cell office:value-type="float" office:value="272.088822483" calcext:value-type="float">
            <text:p>272,088822483</text:p>
          </table:table-cell>
          <table:table-cell/>
          <table:table-cell table:formula="of:=TRIMMEAN([.B4:.K4]; 0.2)" office:value-type="float" office:value="272.299477383625" calcext:value-type="float">
            <text:p>272,299477383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5.206386425" calcext:value-type="float">
            <text:p>275,206386425</text:p>
          </table:table-cell>
          <table:table-cell office:value-type="float" office:value="272.640203743" calcext:value-type="float">
            <text:p>272,640203743</text:p>
          </table:table-cell>
          <table:table-cell office:value-type="float" office:value="269.094638591" calcext:value-type="float">
            <text:p>269,094638591</text:p>
          </table:table-cell>
          <table:table-cell office:value-type="float" office:value="268.48652939" calcext:value-type="float">
            <text:p>268,48652939</text:p>
          </table:table-cell>
          <table:table-cell office:value-type="float" office:value="269.510842984" calcext:value-type="float">
            <text:p>269,510842984</text:p>
          </table:table-cell>
          <table:table-cell office:value-type="float" office:value="272.114985648" calcext:value-type="float">
            <text:p>272,114985648</text:p>
          </table:table-cell>
          <table:table-cell office:value-type="float" office:value="268.514551338" calcext:value-type="float">
            <text:p>268,514551338</text:p>
          </table:table-cell>
          <table:table-cell office:value-type="float" office:value="271.752997792" calcext:value-type="float">
            <text:p>271,752997792</text:p>
          </table:table-cell>
          <table:table-cell office:value-type="float" office:value="271.665128759" calcext:value-type="float">
            <text:p>271,665128759</text:p>
          </table:table-cell>
          <table:table-cell office:value-type="float" office:value="271.379235531" calcext:value-type="float">
            <text:p>271,379235531</text:p>
          </table:table-cell>
          <table:table-cell/>
          <table:table-cell table:formula="of:=TRIMMEAN([.B5:.K5]; 0.2)" office:value-type="float" office:value="270.83407304825" calcext:value-type="float">
            <text:p>270,834073048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44035383" calcext:value-type="float">
            <text:p>272,44035383</text:p>
          </table:table-cell>
          <table:table-cell office:value-type="float" office:value="274.247478993" calcext:value-type="float">
            <text:p>274,247478993</text:p>
          </table:table-cell>
          <table:table-cell office:value-type="float" office:value="268.96022415" calcext:value-type="float">
            <text:p>268,96022415</text:p>
          </table:table-cell>
          <table:table-cell office:value-type="float" office:value="270.127311363" calcext:value-type="float">
            <text:p>270,127311363</text:p>
          </table:table-cell>
          <table:table-cell office:value-type="float" office:value="274.368316805" calcext:value-type="float">
            <text:p>274,368316805</text:p>
          </table:table-cell>
          <table:table-cell office:value-type="float" office:value="275.284309573" calcext:value-type="float">
            <text:p>275,284309573</text:p>
          </table:table-cell>
          <table:table-cell office:value-type="float" office:value="270.978943806" calcext:value-type="float">
            <text:p>270,978943806</text:p>
          </table:table-cell>
          <table:table-cell office:value-type="float" office:value="272.992492141" calcext:value-type="float">
            <text:p>272,992492141</text:p>
          </table:table-cell>
          <table:table-cell office:value-type="float" office:value="275.518227414" calcext:value-type="float">
            <text:p>275,518227414</text:p>
          </table:table-cell>
          <table:table-cell office:value-type="float" office:value="272.591275269" calcext:value-type="float">
            <text:p>272,591275269</text:p>
          </table:table-cell>
          <table:table-cell/>
          <table:table-cell table:formula="of:=TRIMMEAN([.B6:.K6]; 0.2)" office:value-type="float" office:value="272.8788102225" calcext:value-type="float">
            <text:p>272,878810222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4.530099931" calcext:value-type="float">
            <text:p>274,530099931</text:p>
          </table:table-cell>
          <table:table-cell office:value-type="float" office:value="274.230718858" calcext:value-type="float">
            <text:p>274,230718858</text:p>
          </table:table-cell>
          <table:table-cell office:value-type="float" office:value="271.426894299" calcext:value-type="float">
            <text:p>271,426894299</text:p>
          </table:table-cell>
          <table:table-cell office:value-type="float" office:value="271.228792559" calcext:value-type="float">
            <text:p>271,228792559</text:p>
          </table:table-cell>
          <table:table-cell office:value-type="float" office:value="275.632558677" calcext:value-type="float">
            <text:p>275,632558677</text:p>
          </table:table-cell>
          <table:table-cell office:value-type="float" office:value="276.182597966" calcext:value-type="float">
            <text:p>276,182597966</text:p>
          </table:table-cell>
          <table:table-cell office:value-type="float" office:value="271.840286393" calcext:value-type="float">
            <text:p>271,840286393</text:p>
          </table:table-cell>
          <table:table-cell office:value-type="float" office:value="273.498237912" calcext:value-type="float">
            <text:p>273,498237912</text:p>
          </table:table-cell>
          <table:table-cell office:value-type="float" office:value="274.279826966" calcext:value-type="float">
            <text:p>274,279826966</text:p>
          </table:table-cell>
          <table:table-cell office:value-type="float" office:value="274.660025003" calcext:value-type="float">
            <text:p>274,660025003</text:p>
          </table:table-cell>
          <table:table-cell/>
          <table:table-cell table:formula="of:=TRIMMEAN([.B7:.K7]; 0.2)" office:value-type="float" office:value="273.762331004875" calcext:value-type="float">
            <text:p>273,762331004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4.958614981" calcext:value-type="float">
            <text:p>274,958614981</text:p>
          </table:table-cell>
          <table:table-cell office:value-type="float" office:value="273.075305913" calcext:value-type="float">
            <text:p>273,075305913</text:p>
          </table:table-cell>
          <table:table-cell office:value-type="float" office:value="276.100177138" calcext:value-type="float">
            <text:p>276,100177138</text:p>
          </table:table-cell>
          <table:table-cell office:value-type="float" office:value="268.762434176" calcext:value-type="float">
            <text:p>268,762434176</text:p>
          </table:table-cell>
          <table:table-cell office:value-type="float" office:value="276.050463229" calcext:value-type="float">
            <text:p>276,050463229</text:p>
          </table:table-cell>
          <table:table-cell office:value-type="float" office:value="276.833183015" calcext:value-type="float">
            <text:p>276,833183015</text:p>
          </table:table-cell>
          <table:table-cell office:value-type="float" office:value="272.471515978" calcext:value-type="float">
            <text:p>272,471515978</text:p>
          </table:table-cell>
          <table:table-cell office:value-type="float" office:value="272.127819902" calcext:value-type="float">
            <text:p>272,127819902</text:p>
          </table:table-cell>
          <table:table-cell office:value-type="float" office:value="277.244003611" calcext:value-type="float">
            <text:p>277,244003611</text:p>
          </table:table-cell>
          <table:table-cell office:value-type="float" office:value="278.097501963" calcext:value-type="float">
            <text:p>278,097501963</text:p>
          </table:table-cell>
          <table:table-cell/>
          <table:table-cell table:formula="of:=TRIMMEAN([.B8:.K8]; 0.2)" office:value-type="float" office:value="274.857635470875" calcext:value-type="float">
            <text:p>274,8576354709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3.237809355" calcext:value-type="float">
            <text:p>273,237809355</text:p>
          </table:table-cell>
          <table:table-cell office:value-type="float" office:value="269.326154106" calcext:value-type="float">
            <text:p>269,326154106</text:p>
          </table:table-cell>
          <table:table-cell office:value-type="float" office:value="266.818450076" calcext:value-type="float">
            <text:p>266,818450076</text:p>
          </table:table-cell>
          <table:table-cell office:value-type="float" office:value="271.93646896" calcext:value-type="float">
            <text:p>271,93646896</text:p>
          </table:table-cell>
          <table:table-cell office:value-type="float" office:value="271.3500705" calcext:value-type="float">
            <text:p>271,3500705</text:p>
          </table:table-cell>
          <table:table-cell office:value-type="float" office:value="272.266271011" calcext:value-type="float">
            <text:p>272,266271011</text:p>
          </table:table-cell>
          <table:table-cell office:value-type="float" office:value="272.124835303" calcext:value-type="float">
            <text:p>272,124835303</text:p>
          </table:table-cell>
          <table:table-cell office:value-type="float" office:value="272.400217444" calcext:value-type="float">
            <text:p>272,400217444</text:p>
          </table:table-cell>
          <table:table-cell office:value-type="float" office:value="271.180576675" calcext:value-type="float">
            <text:p>271,180576675</text:p>
          </table:table-cell>
          <table:table-cell office:value-type="float" office:value="272.79470994" calcext:value-type="float">
            <text:p>272,79470994</text:p>
          </table:table-cell>
          <table:table-cell/>
          <table:table-cell table:formula="of:=TRIMMEAN([.B9:.K9]; 0.2)" office:value-type="float" office:value="271.672412992375" calcext:value-type="float">
            <text:p>271,6724129924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6.415689273" calcext:value-type="float">
            <text:p>266,415689273</text:p>
          </table:table-cell>
          <table:table-cell office:value-type="float" office:value="267.366184463" calcext:value-type="float">
            <text:p>267,366184463</text:p>
          </table:table-cell>
          <table:table-cell office:value-type="float" office:value="268.444985359" calcext:value-type="float">
            <text:p>268,444985359</text:p>
          </table:table-cell>
          <table:table-cell office:value-type="float" office:value="267.7924693" calcext:value-type="float">
            <text:p>267,7924693</text:p>
          </table:table-cell>
          <table:table-cell office:value-type="float" office:value="271.846932698" calcext:value-type="float">
            <text:p>271,846932698</text:p>
          </table:table-cell>
          <table:table-cell office:value-type="float" office:value="271.503431515" calcext:value-type="float">
            <text:p>271,503431515</text:p>
          </table:table-cell>
          <table:table-cell office:value-type="float" office:value="269.281993771" calcext:value-type="float">
            <text:p>269,281993771</text:p>
          </table:table-cell>
          <table:table-cell office:value-type="float" office:value="271.234497034" calcext:value-type="float">
            <text:p>271,234497034</text:p>
          </table:table-cell>
          <table:table-cell office:value-type="float" office:value="271.542757085" calcext:value-type="float">
            <text:p>271,542757085</text:p>
          </table:table-cell>
          <table:table-cell office:value-type="float" office:value="270.341406823" calcext:value-type="float">
            <text:p>270,341406823</text:p>
          </table:table-cell>
          <table:table-cell/>
          <table:table-cell table:formula="of:=TRIMMEAN([.B10:.K10]; 0.2)" office:value-type="float" office:value="269.68846566875" calcext:value-type="float">
            <text:p>269,688465668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8.132841211" calcext:value-type="float">
            <text:p>268,132841211</text:p>
          </table:table-cell>
          <table:table-cell office:value-type="float" office:value="267.775262263" calcext:value-type="float">
            <text:p>267,775262263</text:p>
          </table:table-cell>
          <table:table-cell office:value-type="float" office:value="272.106406256" calcext:value-type="float">
            <text:p>272,106406256</text:p>
          </table:table-cell>
          <table:table-cell office:value-type="float" office:value="266.205718787" calcext:value-type="float">
            <text:p>266,205718787</text:p>
          </table:table-cell>
          <table:table-cell office:value-type="float" office:value="271.027841981" calcext:value-type="float">
            <text:p>271,027841981</text:p>
          </table:table-cell>
          <table:table-cell office:value-type="float" office:value="270.544905527" calcext:value-type="float">
            <text:p>270,544905527</text:p>
          </table:table-cell>
          <table:table-cell office:value-type="float" office:value="269.91099688" calcext:value-type="float">
            <text:p>269,91099688</text:p>
          </table:table-cell>
          <table:table-cell office:value-type="float" office:value="270.688620592" calcext:value-type="float">
            <text:p>270,688620592</text:p>
          </table:table-cell>
          <table:table-cell office:value-type="float" office:value="269.185793803" calcext:value-type="float">
            <text:p>269,185793803</text:p>
          </table:table-cell>
          <table:table-cell office:value-type="float" office:value="270.02795222" calcext:value-type="float">
            <text:p>270,02795222</text:p>
          </table:table-cell>
          <table:table-cell/>
          <table:table-cell table:formula="of:=TRIMMEAN([.B11:.K11]; 0.2)" office:value-type="float" office:value="269.661776809625" calcext:value-type="float">
            <text:p>269,6617768096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7.504473337" calcext:value-type="float">
            <text:p>267,504473337</text:p>
          </table:table-cell>
          <table:table-cell office:value-type="float" office:value="264.996530315" calcext:value-type="float">
            <text:p>264,996530315</text:p>
          </table:table-cell>
          <table:table-cell office:value-type="float" office:value="264.825327081" calcext:value-type="float">
            <text:p>264,825327081</text:p>
          </table:table-cell>
          <table:table-cell office:value-type="float" office:value="262.467417106" calcext:value-type="float">
            <text:p>262,467417106</text:p>
          </table:table-cell>
          <table:table-cell office:value-type="float" office:value="267.080611829" calcext:value-type="float">
            <text:p>267,080611829</text:p>
          </table:table-cell>
          <table:table-cell office:value-type="float" office:value="264.173432544" calcext:value-type="float">
            <text:p>264,173432544</text:p>
          </table:table-cell>
          <table:table-cell office:value-type="float" office:value="265.884072948" calcext:value-type="float">
            <text:p>265,884072948</text:p>
          </table:table-cell>
          <table:table-cell office:value-type="float" office:value="265.67123634" calcext:value-type="float">
            <text:p>265,67123634</text:p>
          </table:table-cell>
          <table:table-cell office:value-type="float" office:value="267.930645415" calcext:value-type="float">
            <text:p>267,930645415</text:p>
          </table:table-cell>
          <table:table-cell office:value-type="float" office:value="265.868195353" calcext:value-type="float">
            <text:p>265,868195353</text:p>
          </table:table-cell>
          <table:table-cell/>
          <table:table-cell table:formula="of:=TRIMMEAN([.B12:.K12]; 0.2)" office:value-type="float" office:value="265.750484968375" calcext:value-type="float">
            <text:p>265,750484968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5.111421742" calcext:value-type="float">
            <text:p>265,111421742</text:p>
          </table:table-cell>
          <table:table-cell office:value-type="float" office:value="267.863806368" calcext:value-type="float">
            <text:p>267,863806368</text:p>
          </table:table-cell>
          <table:table-cell office:value-type="float" office:value="266.1649208" calcext:value-type="float">
            <text:p>266,1649208</text:p>
          </table:table-cell>
          <table:table-cell office:value-type="float" office:value="266.921946234" calcext:value-type="float">
            <text:p>266,921946234</text:p>
          </table:table-cell>
          <table:table-cell office:value-type="float" office:value="265.202767427" calcext:value-type="float">
            <text:p>265,202767427</text:p>
          </table:table-cell>
          <table:table-cell office:value-type="float" office:value="265.087137464" calcext:value-type="float">
            <text:p>265,087137464</text:p>
          </table:table-cell>
          <table:table-cell office:value-type="float" office:value="267.502405533" calcext:value-type="float">
            <text:p>267,502405533</text:p>
          </table:table-cell>
          <table:table-cell office:value-type="float" office:value="270.339020017" calcext:value-type="float">
            <text:p>270,339020017</text:p>
          </table:table-cell>
          <table:table-cell office:value-type="float" office:value="265.703990729" calcext:value-type="float">
            <text:p>265,703990729</text:p>
          </table:table-cell>
          <table:table-cell office:value-type="float" office:value="268.790040703" calcext:value-type="float">
            <text:p>268,790040703</text:p>
          </table:table-cell>
          <table:table-cell/>
          <table:table-cell table:formula="of:=TRIMMEAN([.B13:.K13]; 0.2)" office:value-type="float" office:value="266.657662442" calcext:value-type="float">
            <text:p>266,65766244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13])" office:value-type="float" office:value="3255.58778655775" calcext:value-type="float">
            <text:p>3255,5877865578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7.59721999" calcext:value-type="float">
            <text:p>277,59721999</text:p>
          </table:table-cell>
          <table:table-cell office:value-type="float" office:value="263.498946032" calcext:value-type="float">
            <text:p>263,498946032</text:p>
          </table:table-cell>
          <table:table-cell office:value-type="float" office:value="267.740168564" calcext:value-type="float">
            <text:p>267,740168564</text:p>
          </table:table-cell>
          <table:table-cell office:value-type="float" office:value="266.090976037" calcext:value-type="float">
            <text:p>266,090976037</text:p>
          </table:table-cell>
          <table:table-cell office:value-type="float" office:value="268.041144999" calcext:value-type="float">
            <text:p>268,041144999</text:p>
          </table:table-cell>
          <table:table-cell office:value-type="float" office:value="267.143579828" calcext:value-type="float">
            <text:p>267,143579828</text:p>
          </table:table-cell>
          <table:table-cell office:value-type="float" office:value="266.62706017" calcext:value-type="float">
            <text:p>266,62706017</text:p>
          </table:table-cell>
          <table:table-cell office:value-type="float" office:value="266.811628412" calcext:value-type="float">
            <text:p>266,811628412</text:p>
          </table:table-cell>
          <table:table-cell office:value-type="float" office:value="268.730797201" calcext:value-type="float">
            <text:p>268,730797201</text:p>
          </table:table-cell>
          <table:table-cell office:value-type="float" office:value="267.589910213" calcext:value-type="float">
            <text:p>267,589910213</text:p>
          </table:table-cell>
          <table:table-cell/>
          <table:table-cell table:formula="of:=TRIMMEAN([.B2:.K2]; 0.2)" office:value-type="float" office:value="267.346908178" calcext:value-type="float">
            <text:p>267,3469081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7.919439359" calcext:value-type="float">
            <text:p>257,919439359</text:p>
          </table:table-cell>
          <table:table-cell office:value-type="float" office:value="263.487360647" calcext:value-type="float">
            <text:p>263,487360647</text:p>
          </table:table-cell>
          <table:table-cell office:value-type="float" office:value="261.43614782" calcext:value-type="float">
            <text:p>261,43614782</text:p>
          </table:table-cell>
          <table:table-cell office:value-type="float" office:value="261.951258742" calcext:value-type="float">
            <text:p>261,951258742</text:p>
          </table:table-cell>
          <table:table-cell office:value-type="float" office:value="263.429319933" calcext:value-type="float">
            <text:p>263,429319933</text:p>
          </table:table-cell>
          <table:table-cell office:value-type="float" office:value="264.15017452" calcext:value-type="float">
            <text:p>264,15017452</text:p>
          </table:table-cell>
          <table:table-cell office:value-type="float" office:value="261.434619829" calcext:value-type="float">
            <text:p>261,434619829</text:p>
          </table:table-cell>
          <table:table-cell office:value-type="float" office:value="262.970595227" calcext:value-type="float">
            <text:p>262,970595227</text:p>
          </table:table-cell>
          <table:table-cell office:value-type="float" office:value="263.941686137" calcext:value-type="float">
            <text:p>263,941686137</text:p>
          </table:table-cell>
          <table:table-cell office:value-type="float" office:value="264.607024809" calcext:value-type="float">
            <text:p>264,607024809</text:p>
          </table:table-cell>
          <table:table-cell/>
          <table:table-cell table:formula="of:=TRIMMEAN([.B3:.K3]; 0.2)" office:value-type="float" office:value="262.850145356875" calcext:value-type="float">
            <text:p>262,850145356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6.216768722" calcext:value-type="float">
            <text:p>256,216768722</text:p>
          </table:table-cell>
          <table:table-cell office:value-type="float" office:value="258.917104392" calcext:value-type="float">
            <text:p>258,917104392</text:p>
          </table:table-cell>
          <table:table-cell office:value-type="float" office:value="263.026659719" calcext:value-type="float">
            <text:p>263,026659719</text:p>
          </table:table-cell>
          <table:table-cell office:value-type="float" office:value="261.479768413" calcext:value-type="float">
            <text:p>261,479768413</text:p>
          </table:table-cell>
          <table:table-cell office:value-type="float" office:value="265.615911286" calcext:value-type="float">
            <text:p>265,615911286</text:p>
          </table:table-cell>
          <table:table-cell office:value-type="float" office:value="259.719300146" calcext:value-type="float">
            <text:p>259,719300146</text:p>
          </table:table-cell>
          <table:table-cell office:value-type="float" office:value="263.666785127" calcext:value-type="float">
            <text:p>263,666785127</text:p>
          </table:table-cell>
          <table:table-cell office:value-type="float" office:value="266.431192925" calcext:value-type="float">
            <text:p>266,431192925</text:p>
          </table:table-cell>
          <table:table-cell office:value-type="float" office:value="264.189696112" calcext:value-type="float">
            <text:p>264,189696112</text:p>
          </table:table-cell>
          <table:table-cell office:value-type="float" office:value="265.790039817" calcext:value-type="float">
            <text:p>265,790039817</text:p>
          </table:table-cell>
          <table:table-cell/>
          <table:table-cell table:formula="of:=TRIMMEAN([.B4:.K4]; 0.2)" office:value-type="float" office:value="262.8006581265" calcext:value-type="float">
            <text:p>262,800658126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58.633527105" calcext:value-type="float">
            <text:p>258,633527105</text:p>
          </table:table-cell>
          <table:table-cell office:value-type="float" office:value="258.296431141" calcext:value-type="float">
            <text:p>258,296431141</text:p>
          </table:table-cell>
          <table:table-cell office:value-type="float" office:value="263.449735059" calcext:value-type="float">
            <text:p>263,449735059</text:p>
          </table:table-cell>
          <table:table-cell office:value-type="float" office:value="262.947076129" calcext:value-type="float">
            <text:p>262,947076129</text:p>
          </table:table-cell>
          <table:table-cell office:value-type="float" office:value="260.99997161" calcext:value-type="float">
            <text:p>260,99997161</text:p>
          </table:table-cell>
          <table:table-cell office:value-type="float" office:value="265.379133456" calcext:value-type="float">
            <text:p>265,379133456</text:p>
          </table:table-cell>
          <table:table-cell office:value-type="float" office:value="260.127116684" calcext:value-type="float">
            <text:p>260,127116684</text:p>
          </table:table-cell>
          <table:table-cell office:value-type="float" office:value="264.599235173" calcext:value-type="float">
            <text:p>264,599235173</text:p>
          </table:table-cell>
          <table:table-cell office:value-type="float" office:value="260.677892989" calcext:value-type="float">
            <text:p>260,677892989</text:p>
          </table:table-cell>
          <table:table-cell office:value-type="float" office:value="263.562918487" calcext:value-type="float">
            <text:p>263,562918487</text:p>
          </table:table-cell>
          <table:table-cell/>
          <table:table-cell table:formula="of:=TRIMMEAN([.B5:.K5]; 0.2)" office:value-type="float" office:value="261.8746841545" calcext:value-type="float">
            <text:p>261,874684154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6.379730307" calcext:value-type="float">
            <text:p>256,379730307</text:p>
          </table:table-cell>
          <table:table-cell office:value-type="float" office:value="260.604256779" calcext:value-type="float">
            <text:p>260,604256779</text:p>
          </table:table-cell>
          <table:table-cell office:value-type="float" office:value="255.61242777" calcext:value-type="float">
            <text:p>255,61242777</text:p>
          </table:table-cell>
          <table:table-cell office:value-type="float" office:value="262.672265433" calcext:value-type="float">
            <text:p>262,672265433</text:p>
          </table:table-cell>
          <table:table-cell office:value-type="float" office:value="262.155795108" calcext:value-type="float">
            <text:p>262,155795108</text:p>
          </table:table-cell>
          <table:table-cell office:value-type="float" office:value="262.707423394" calcext:value-type="float">
            <text:p>262,707423394</text:p>
          </table:table-cell>
          <table:table-cell office:value-type="float" office:value="262.98623354" calcext:value-type="float">
            <text:p>262,98623354</text:p>
          </table:table-cell>
          <table:table-cell office:value-type="float" office:value="263.742610151" calcext:value-type="float">
            <text:p>263,742610151</text:p>
          </table:table-cell>
          <table:table-cell office:value-type="float" office:value="264.258684504" calcext:value-type="float">
            <text:p>264,258684504</text:p>
          </table:table-cell>
          <table:table-cell office:value-type="float" office:value="262.942670424" calcext:value-type="float">
            <text:p>262,942670424</text:p>
          </table:table-cell>
          <table:table-cell/>
          <table:table-cell table:formula="of:=TRIMMEAN([.B6:.K6]; 0.2)" office:value-type="float" office:value="261.773873142" calcext:value-type="float">
            <text:p>261,773873142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2.559571716" calcext:value-type="float">
            <text:p>252,559571716</text:p>
          </table:table-cell>
          <table:table-cell office:value-type="float" office:value="257.526920616" calcext:value-type="float">
            <text:p>257,526920616</text:p>
          </table:table-cell>
          <table:table-cell office:value-type="float" office:value="261.35966403" calcext:value-type="float">
            <text:p>261,35966403</text:p>
          </table:table-cell>
          <table:table-cell office:value-type="float" office:value="263.461709491" calcext:value-type="float">
            <text:p>263,461709491</text:p>
          </table:table-cell>
          <table:table-cell office:value-type="float" office:value="264.546839288" calcext:value-type="float">
            <text:p>264,546839288</text:p>
          </table:table-cell>
          <table:table-cell office:value-type="float" office:value="262.507055288" calcext:value-type="float">
            <text:p>262,507055288</text:p>
          </table:table-cell>
          <table:table-cell office:value-type="float" office:value="262.210692781" calcext:value-type="float">
            <text:p>262,210692781</text:p>
          </table:table-cell>
          <table:table-cell office:value-type="float" office:value="267.500878636" calcext:value-type="float">
            <text:p>267,500878636</text:p>
          </table:table-cell>
          <table:table-cell office:value-type="float" office:value="260.666034603" calcext:value-type="float">
            <text:p>260,666034603</text:p>
          </table:table-cell>
          <table:table-cell office:value-type="float" office:value="264.864272273" calcext:value-type="float">
            <text:p>264,864272273</text:p>
          </table:table-cell>
          <table:table-cell/>
          <table:table-cell table:formula="of:=TRIMMEAN([.B7:.K7]; 0.2)" office:value-type="float" office:value="262.14289854625" calcext:value-type="float">
            <text:p>262,142898546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5.916924378" calcext:value-type="float">
            <text:p>255,916924378</text:p>
          </table:table-cell>
          <table:table-cell office:value-type="float" office:value="260.841108507" calcext:value-type="float">
            <text:p>260,841108507</text:p>
          </table:table-cell>
          <table:table-cell office:value-type="float" office:value="261.976913906" calcext:value-type="float">
            <text:p>261,976913906</text:p>
          </table:table-cell>
          <table:table-cell office:value-type="float" office:value="260.724086999" calcext:value-type="float">
            <text:p>260,724086999</text:p>
          </table:table-cell>
          <table:table-cell office:value-type="float" office:value="265.149545164" calcext:value-type="float">
            <text:p>265,149545164</text:p>
          </table:table-cell>
          <table:table-cell office:value-type="float" office:value="262.207447885" calcext:value-type="float">
            <text:p>262,207447885</text:p>
          </table:table-cell>
          <table:table-cell office:value-type="float" office:value="261.8508705" calcext:value-type="float">
            <text:p>261,8508705</text:p>
          </table:table-cell>
          <table:table-cell office:value-type="float" office:value="266.122016787" calcext:value-type="float">
            <text:p>266,122016787</text:p>
          </table:table-cell>
          <table:table-cell office:value-type="float" office:value="262.85860068" calcext:value-type="float">
            <text:p>262,85860068</text:p>
          </table:table-cell>
          <table:table-cell office:value-type="float" office:value="262.454010564" calcext:value-type="float">
            <text:p>262,454010564</text:p>
          </table:table-cell>
          <table:table-cell/>
          <table:table-cell table:formula="of:=TRIMMEAN([.B8:.K8]; 0.2)" office:value-type="float" office:value="262.257823025625" calcext:value-type="float">
            <text:p>262,2578230256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4.828604955" calcext:value-type="float">
            <text:p>254,828604955</text:p>
          </table:table-cell>
          <table:table-cell office:value-type="float" office:value="262.1631672" calcext:value-type="float">
            <text:p>262,1631672</text:p>
          </table:table-cell>
          <table:table-cell office:value-type="float" office:value="264.126893244" calcext:value-type="float">
            <text:p>264,126893244</text:p>
          </table:table-cell>
          <table:table-cell office:value-type="float" office:value="261.705275246" calcext:value-type="float">
            <text:p>261,705275246</text:p>
          </table:table-cell>
          <table:table-cell office:value-type="float" office:value="260.99221042" calcext:value-type="float">
            <text:p>260,99221042</text:p>
          </table:table-cell>
          <table:table-cell office:value-type="float" office:value="270.368253386" calcext:value-type="float">
            <text:p>270,368253386</text:p>
          </table:table-cell>
          <table:table-cell office:value-type="float" office:value="264.409878387" calcext:value-type="float">
            <text:p>264,409878387</text:p>
          </table:table-cell>
          <table:table-cell office:value-type="float" office:value="264.790334328" calcext:value-type="float">
            <text:p>264,790334328</text:p>
          </table:table-cell>
          <table:table-cell office:value-type="float" office:value="258.717493386" calcext:value-type="float">
            <text:p>258,717493386</text:p>
          </table:table-cell>
          <table:table-cell office:value-type="float" office:value="266.174413418" calcext:value-type="float">
            <text:p>266,174413418</text:p>
          </table:table-cell>
          <table:table-cell/>
          <table:table-cell table:formula="of:=TRIMMEAN([.B9:.K9]; 0.2)" office:value-type="float" office:value="262.884958203625" calcext:value-type="float">
            <text:p>262,884958203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3.830042486" calcext:value-type="float">
            <text:p>253,830042486</text:p>
          </table:table-cell>
          <table:table-cell office:value-type="float" office:value="264.728829651" calcext:value-type="float">
            <text:p>264,728829651</text:p>
          </table:table-cell>
          <table:table-cell office:value-type="float" office:value="264.16009152" calcext:value-type="float">
            <text:p>264,16009152</text:p>
          </table:table-cell>
          <table:table-cell office:value-type="float" office:value="261.767019046" calcext:value-type="float">
            <text:p>261,767019046</text:p>
          </table:table-cell>
          <table:table-cell office:value-type="float" office:value="265.185431799" calcext:value-type="float">
            <text:p>265,185431799</text:p>
          </table:table-cell>
          <table:table-cell office:value-type="float" office:value="268.665459642" calcext:value-type="float">
            <text:p>268,665459642</text:p>
          </table:table-cell>
          <table:table-cell office:value-type="float" office:value="268.85967377" calcext:value-type="float">
            <text:p>268,85967377</text:p>
          </table:table-cell>
          <table:table-cell office:value-type="float" office:value="268.460269863" calcext:value-type="float">
            <text:p>268,460269863</text:p>
          </table:table-cell>
          <table:table-cell office:value-type="float" office:value="266.533175751" calcext:value-type="float">
            <text:p>266,533175751</text:p>
          </table:table-cell>
          <table:table-cell office:value-type="float" office:value="266.020394493" calcext:value-type="float">
            <text:p>266,020394493</text:p>
          </table:table-cell>
          <table:table-cell/>
          <table:table-cell table:formula="of:=TRIMMEAN([.B10:.K10]; 0.2)" office:value-type="float" office:value="265.690083970625" calcext:value-type="float">
            <text:p>265,690083970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6.998861877" calcext:value-type="float">
            <text:p>246,998861877</text:p>
          </table:table-cell>
          <table:table-cell office:value-type="float" office:value="255.898944914" calcext:value-type="float">
            <text:p>255,898944914</text:p>
          </table:table-cell>
          <table:table-cell office:value-type="float" office:value="256.119007873" calcext:value-type="float">
            <text:p>256,119007873</text:p>
          </table:table-cell>
          <table:table-cell office:value-type="float" office:value="258.079453501" calcext:value-type="float">
            <text:p>258,079453501</text:p>
          </table:table-cell>
          <table:table-cell office:value-type="float" office:value="257.334080007" calcext:value-type="float">
            <text:p>257,334080007</text:p>
          </table:table-cell>
          <table:table-cell office:value-type="float" office:value="257.377243978" calcext:value-type="float">
            <text:p>257,377243978</text:p>
          </table:table-cell>
          <table:table-cell office:value-type="float" office:value="259.996556922" calcext:value-type="float">
            <text:p>259,996556922</text:p>
          </table:table-cell>
          <table:table-cell office:value-type="float" office:value="259.414975082" calcext:value-type="float">
            <text:p>259,414975082</text:p>
          </table:table-cell>
          <table:table-cell office:value-type="float" office:value="258.12983799" calcext:value-type="float">
            <text:p>258,12983799</text:p>
          </table:table-cell>
          <table:table-cell office:value-type="float" office:value="257.391908666" calcext:value-type="float">
            <text:p>257,391908666</text:p>
          </table:table-cell>
          <table:table-cell/>
          <table:table-cell table:formula="of:=TRIMMEAN([.B11:.K11]; 0.2)" office:value-type="float" office:value="257.468181501375" calcext:value-type="float">
            <text:p>257,4681815014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48.6210523" calcext:value-type="float">
            <text:p>248,6210523</text:p>
          </table:table-cell>
          <table:table-cell office:value-type="float" office:value="250.083349472" calcext:value-type="float">
            <text:p>250,083349472</text:p>
          </table:table-cell>
          <table:table-cell office:value-type="float" office:value="251.83178278" calcext:value-type="float">
            <text:p>251,83178278</text:p>
          </table:table-cell>
          <table:table-cell office:value-type="float" office:value="258.127162799" calcext:value-type="float">
            <text:p>258,127162799</text:p>
          </table:table-cell>
          <table:table-cell office:value-type="float" office:value="259.959406015" calcext:value-type="float">
            <text:p>259,959406015</text:p>
          </table:table-cell>
          <table:table-cell office:value-type="float" office:value="260.659965756" calcext:value-type="float">
            <text:p>260,659965756</text:p>
          </table:table-cell>
          <table:table-cell office:value-type="float" office:value="258.047186895" calcext:value-type="float">
            <text:p>258,047186895</text:p>
          </table:table-cell>
          <table:table-cell office:value-type="float" office:value="261.30907056" calcext:value-type="float">
            <text:p>261,30907056</text:p>
          </table:table-cell>
          <table:table-cell office:value-type="float" office:value="260.662745133" calcext:value-type="float">
            <text:p>260,662745133</text:p>
          </table:table-cell>
          <table:table-cell office:value-type="float" office:value="258.557935845" calcext:value-type="float">
            <text:p>258,557935845</text:p>
          </table:table-cell>
          <table:table-cell/>
          <table:table-cell table:formula="of:=TRIMMEAN([.B12:.K12]; 0.2)" office:value-type="float" office:value="257.241191836875" calcext:value-type="float">
            <text:p>257,241191836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47.515685933" calcext:value-type="float">
            <text:p>247,515685933</text:p>
          </table:table-cell>
          <table:table-cell office:value-type="float" office:value="255.176423739" calcext:value-type="float">
            <text:p>255,176423739</text:p>
          </table:table-cell>
          <table:table-cell office:value-type="float" office:value="260.40263943" calcext:value-type="float">
            <text:p>260,40263943</text:p>
          </table:table-cell>
          <table:table-cell office:value-type="float" office:value="260.922576484" calcext:value-type="float">
            <text:p>260,922576484</text:p>
          </table:table-cell>
          <table:table-cell office:value-type="float" office:value="254.738759168" calcext:value-type="float">
            <text:p>254,738759168</text:p>
          </table:table-cell>
          <table:table-cell office:value-type="float" office:value="262.16987339" calcext:value-type="float">
            <text:p>262,16987339</text:p>
          </table:table-cell>
          <table:table-cell office:value-type="float" office:value="261.603575595" calcext:value-type="float">
            <text:p>261,603575595</text:p>
          </table:table-cell>
          <table:table-cell office:value-type="float" office:value="261.199981415" calcext:value-type="float">
            <text:p>261,199981415</text:p>
          </table:table-cell>
          <table:table-cell office:value-type="float" office:value="253.206826895" calcext:value-type="float">
            <text:p>253,206826895</text:p>
          </table:table-cell>
          <table:table-cell office:value-type="float" office:value="257.162601159" calcext:value-type="float">
            <text:p>257,162601159</text:p>
          </table:table-cell>
          <table:table-cell/>
          <table:table-cell table:formula="of:=TRIMMEAN([.B13:.K13]; 0.2)" office:value-type="float" office:value="258.051672985625" calcext:value-type="float">
            <text:p>258,051672985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13])" office:value-type="float" office:value="3142.38307902787" calcext:value-type="float">
            <text:p>3142,3830790279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8.53mm" svg:y="58.9mm">
            <draw:object draw:notify-on-update-of-ranges="Gráficos.A1:Gráficos.A1 Gráficos.A2:Gráficos.A2 Gráficos.B1:Gráficos.B1 Gráficos.B2:Gráficos.B2 Gráficos.C1:Gráficos.C1 Gráficos.C2:Gráficos.C2 Gráficos.D1:Gráficos.D1 Gráficos.D2:Gráficos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formula="of:=[1CM.M15]" office:value-type="float" office:value="3078.54509966887" calcext:value-type="float">
            <text:p>3078,5450996689</text:p>
          </table:table-cell>
          <table:table-cell table:formula="of:=[2CM.M15]" office:value-type="float" office:value="3324.66978752612" calcext:value-type="float">
            <text:p>3324,6697875261</text:p>
          </table:table-cell>
          <table:table-cell table:formula="of:=[4CM.M15]" office:value-type="float" office:value="3255.58778655775" calcext:value-type="float">
            <text:p>3255,5877865578</text:p>
          </table:table-cell>
          <table:table-cell table:formula="of:=[6CM.M15]" office:value-type="float" office:value="3142.38307902787" calcext:value-type="float">
            <text:p>3142,3830790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23:31:48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27:23.965000000</meta:creation-date>
    <dc:date>2017-03-07T23:34:14.825000000</dc:date>
    <meta:editing-duration>PT27M45S</meta:editing-duration>
    <meta:editing-cycles>6</meta:editing-cycles>
    <meta:generator>LibreOffice/4.4.7.2$Windows_x86 LibreOffice_project/f3153a8b245191196a4b6b9abd1d0da16eead600</meta:generator>
    <meta:document-statistic meta:table-count="5" meta:cell-count="5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Inserção</text:p>
        </chart:title>
        <chart:legend chart:legend-position="end" svg:x="14.531cm" svg:y="3.454cm" style:legend-expansion="high" chart:style-name="ch3"/>
        <chart:plot-area chart:style-name="ch4" table:cell-range-address="Gráficos.A1:Gráficos.D2" chart:data-source-has-labels="row" svg:x="1.331cm" svg:y="1.275cm" svg:width="12.88cm" svg:height="7.545cm">
          <chartooo:coordinate-region svg:x="2.323cm" svg:y="1.474cm" svg:width="11.888cm" svg:height="7.147cm"/>
          <chart:axis chart:dimension="x" chart:name="primary-x" chart:style-name="ch5"/>
          <chart:axis chart:dimension="y" chart:name="primary-y" chart:style-name="ch6">
            <chart:title svg:x="0.451cm" svg:y="5.858cm" chart:style-name="ch7">
              <text:p>Tempo (s)</text:p>
            </chart:title>
            <chart:grid chart:style-name="ch8" chart:class="major"/>
          </chart:axis>
          <chart:series chart:style-name="ch9" chart:values-cell-range-address="Gráficos.A2:Gráficos.A2" chart:label-cell-address="Gráficos.A1:Gráficos.A1" chart:class="chart:bar">
            <chart:data-point/>
          </chart:series>
          <chart:series chart:style-name="ch10" chart:values-cell-range-address="Gráficos.B2:Gráficos.B2" chart:label-cell-address="Gráficos.B1:Gráficos.B1" chart:class="chart:bar">
            <chart:data-point/>
          </chart:series>
          <chart:series chart:style-name="ch11" chart:values-cell-range-address="Gráficos.C2:Gráficos.C2" chart:label-cell-address="Gráficos.C1:Gráficos.C1" chart:class="chart:bar">
            <chart:data-point/>
          </chart:series>
          <chart:series chart:style-name="ch12" chart:values-cell-range-address="Gráficos.D2:Gráficos.D2" chart:label-cell-address="Gráficos.D1:Gráficos.D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A1:Gráficos.A1</svg:desc>
                </draw:g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78.54509966887">
                <text:p>3078.54509966887</text:p>
                <draw:g>
                  <svg:desc>Gráficos.A2:Gráficos.A2</svg:desc>
                </draw:g>
              </table:table-cell>
              <table:table-cell office:value-type="float" office:value="3324.66978752612">
                <text:p>3324.66978752612</text:p>
                <draw:g>
                  <svg:desc>Gráficos.B2:Gráficos.B2</svg:desc>
                </draw:g>
              </table:table-cell>
              <table:table-cell office:value-type="float" office:value="3255.58778655775">
                <text:p>3255.58778655775</text:p>
                <draw:g>
                  <svg:desc>Gráficos.C2:Gráficos.C2</svg:desc>
                </draw:g>
              </table:table-cell>
              <table:table-cell office:value-type="float" office:value="3142.38307902787">
                <text:p>3142.38307902787</text:p>
                <draw:g>
                  <svg:desc>Gráficos.D2:Gráficos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